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 Management Webapp</text:p>
      <text:p text:style-name="P2"/>
      <text:p text:style-name="P3">This is a webapp that help manage a bookstore services.</text:p>
      <text:p text:style-name="P3"/>
      <text:p text:style-name="P3">A Library contains books ranging by categories.</text:p>
      <text:p text:style-name="P3">Anyone can browse categories and books infos in the webapp.</text:p>
      <text:p text:style-name="P3">The webapp allows visitors to sign up on the webapp and borrow books.</text:p>
      <text:p text:style-name="P3"/>
      <text:p text:style-name="P3">1st Iteration</text:p>
      <text:p text:style-name="P3"><text:tab/>User stories :</text:p>
      <text:list xml:id="list303228046" text:style-name="L1">
        <text:list-item>
          <text:p text:style-name="P4">the homepage presents the library and its main categories</text:p>
        </text:list-item>
        <text:list-item>
          <text:p text:style-name="P4">A category contains a list of boo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mael KONE</meta:initial-creator>
    <meta:creation-date>2014-01-12T11:54:40</meta:creation-date>
    <dc:date>2014-01-12T12:22:15</dc:date>
    <dc:creator>Ismael KONE</dc:creator>
    <meta:editing-duration>PT18M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9" meta:word-count="66" meta:character-count="379" meta:non-whitespace-character-count="323"/>
  </office:meta>
</office:document-meta>
</file>